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0200" officeooo:paragraph-rsid="001e0200"/>
    </style:style>
    <style:style style:name="P2" style:family="paragraph" style:parent-style-name="Standard">
      <style:text-properties officeooo:rsid="001fd3d5" officeooo:paragraph-rsid="001fd3d5"/>
    </style:style>
    <style:style style:name="P3" style:family="paragraph" style:parent-style-name="Standard">
      <style:text-properties officeooo:rsid="0020e495" officeooo:paragraph-rsid="0020e495"/>
    </style:style>
    <style:style style:name="P4" style:family="paragraph" style:parent-style-name="Standard">
      <style:text-properties officeooo:rsid="0021455d" officeooo:paragraph-rsid="0021455d"/>
    </style:style>
    <style:style style:name="P5" style:family="paragraph" style:parent-style-name="Standard">
      <style:text-properties officeooo:rsid="00219983" officeooo:paragraph-rsid="00219983"/>
    </style:style>
    <style:style style:name="P6" style:family="paragraph" style:parent-style-name="Standard">
      <style:text-properties officeooo:rsid="002202de" officeooo:paragraph-rsid="002202de"/>
    </style:style>
    <style:style style:name="P7" style:family="paragraph" style:parent-style-name="Standard">
      <style:text-properties officeooo:rsid="0022d29d" officeooo:paragraph-rsid="0022d29d"/>
    </style:style>
    <style:style style:name="P8" style:family="paragraph" style:parent-style-name="Standard">
      <style:text-properties officeooo:rsid="00247d54" officeooo:paragraph-rsid="00247d54"/>
    </style:style>
    <style:style style:name="T1" style:family="text">
      <style:text-properties officeooo:rsid="001fd3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) You took my old version of the activities :/ :(</text:p>
      <text:p text:style-name="P1">The formmated version vas the new one, not just formated XD</text:p>
      <text:p text:style-name="P1">Only if you do not agree with that version, just speek up tommorow, but I think it is much better than the first one.</text:p>
      <text:p text:style-name="P1"/>
      <text:p text:style-name="P1">2.)I think that project managment should be during the whole time.</text:p>
      <text:p text:style-name="P1">3.) <text:span text:style-name="T1">Training in information design is not dependant on Risk managment.</text:span></text:p>
      <text:p text:style-name="P2">4) Nothing is dependant on A2</text:p>
      <text:p text:style-name="P3">5) Back end coding lasts too long, it is simplerer than javascript, but ok</text:p>
      <text:p text:style-name="P3">6) 16th and 17th I would put as one action with multiple products.</text:p>
      <text:p text:style-name="P3"/>
      <text:p text:style-name="P4">COCOMODEL-</text:p>
      <text:p text:style-name="P4">7) Product complexiti is not very low, put it normal,</text:p>
      <text:p text:style-name="P4">we have to do all the integration and documentation, it is a lot of work, especially for the first time.</text:p>
      <text:p text:style-name="P4">Integration as well</text:p>
      <text:p text:style-name="P4"/>
      <text:p text:style-name="P5">8) Language and tool set propr knowledge is not high- first, you do not know it.</text:p>
      <text:p text:style-name="P5"><text:s text:c="2"/>I been doing something but ok, I would say we are normal, high is a bit too much,</text:p>
      <text:p text:style-name="P5">As well</text:p>
      <text:p text:style-name="P5">9) We require developement schedule!!!</text:p>
      <text:p text:style-name="P1"/>
      <text:p text:style-name="P6">10) What means schedule 4.2months – WROG, We have 2.something = 57 working days</text:p>
      <text:p text:style-name="P7">11) 1PM should cost 2000eura</text:p>
      <text:p text:style-name="P7"/>
      <text:p text:style-name="P8">12)What to put in indirect costs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18:24:23.571825447</meta:creation-date>
    <dc:date>2016-11-07T10:00:37.748999300</dc:date>
    <meta:editing-duration>PT2H22M14S</meta:editing-duration>
    <meta:editing-cycles>7</meta:editing-cycles>
    <meta:generator>LibreOffice/5.0.6.2$Linux_X86_64 LibreOffice_project/00m0$Build-2</meta:generator>
    <meta:document-statistic meta:table-count="0" meta:image-count="0" meta:object-count="0" meta:page-count="1" meta:paragraph-count="19" meta:word-count="200" meta:character-count="1065" meta:non-whitespace-character-count="881"/>
  </office:meta>
</office:document-meta>
</file>